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g" manifest:media-type="image/jpeg"/>
  <manifest:file-entry manifest:full-path="media/image1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draw:fill="none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draw:fill="none" draw:stroke="none"/>
    </style:style>
    <style:style style:family="graphic" style:name="a401" style:parent-style-name="Graphics">
      <style:graphic-properties draw:fill="none" draw:stroke="non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fo:clip="rect(3.14099in, 0.00017in, 6.41119in, -0.02175in)" draw:stroke="non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5" style:parent-style-name="Graphics">
      <style:graphic-properties draw:fill="none" fo:clip="rect(0in, 0in, 1.31175in, 0in)" draw:stroke="non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 style:parent-style-name="Graphics">
      <style:graphic-properties draw:fill="none" draw:stroke="non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7" style:parent-style-name="Graphics">
      <style:graphic-properties draw:fill="none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Picture 3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84" draw:master-page-name="Master1-Layout2-obj-Title-and-Content" presentation:presentation-page-layout-name="Master1-PPL2" draw:id="Slide-257">
        <draw:frame draw:id="id66" presentation:style-name="a38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86" draw:name="Content Placeholder 4" svg:x="0in" svg:y="0in" svg:width="13.33333in" svg:height="7.5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</draw:page>
      <draw:page draw:name="Slide3" draw:style-name="a387" draw:master-page-name="Master1-Layout2-obj-Title-and-Content" presentation:presentation-page-layout-name="Master1-PPL2" draw:id="Slide-258">
        <draw:frame draw:id="id68" presentation:style-name="a38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9" presentation:style-name="a389" draw:name="Content Placeholder 3" svg:x="0in" svg:y="0in" svg:width="13.33333in" svg:height="7.5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4" draw:style-name="a390" draw:master-page-name="Master1-Layout7-blank-Blank" presentation:presentation-page-layout-name="Master1-PPL7" draw:id="Slide-259">
        <draw:frame draw:id="id70" draw:style-name="a391" draw:name="Picture 2" svg:x="0in" svg:y="0in" svg:width="13.33333in" svg:height="7.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5" draw:style-name="a392" draw:master-page-name="Master1-Layout7-blank-Blank" presentation:presentation-page-layout-name="Master1-PPL7" draw:id="Slide-260">
        <draw:frame draw:id="id71" draw:style-name="a393" draw:name="Picture 1" svg:x="0in" svg:y="0in" svg:width="13.33333in" svg:height="7.5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6" draw:style-name="a394" draw:master-page-name="Master1-Layout7-blank-Blank" presentation:presentation-page-layout-name="Master1-PPL7" draw:id="Slide-261">
        <draw:frame draw:id="id72" draw:style-name="a395" draw:name="Picture 1" svg:x="0in" svg:y="0in" svg:width="13.33333in" svg:height="7.5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11" draw:style-name="a396" draw:master-page-name="Master1-Layout7-blank-Blank" presentation:presentation-page-layout-name="Master1-PPL7" draw:id="Slide-266">
        <draw:frame draw:id="id73" draw:style-name="a397" draw:name="Picture 1" svg:x="-0.25in" svg:y="0in" svg:width="14.31655in" svg:height="7.5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7" draw:style-name="a398" draw:master-page-name="Master1-Layout7-blank-Blank" presentation:presentation-page-layout-name="Master1-PPL7" draw:id="Slide-262">
        <draw:frame draw:id="id74" draw:style-name="a399" draw:name="Picture 1" svg:x="0in" svg:y="0in" svg:width="13.33333in" svg:height="7.5in" style:rel-width="scale" style:rel-height="scale">
          <draw:image xlink:href="media/image8.jpeg" xlink:type="simple" xlink:show="embed" xlink:actuate="onLoad"/>
          <svg:title/>
          <svg:desc/>
        </draw:frame>
      </draw:page>
      <draw:page draw:name="Slide8" draw:style-name="a400" draw:master-page-name="Master1-Layout7-blank-Blank" presentation:presentation-page-layout-name="Master1-PPL7" draw:id="Slide-263">
        <draw:frame draw:id="id75" draw:style-name="a401" draw:name="Picture 1" svg:x="0in" svg:y="0in" svg:width="13.33333in" svg:height="7.5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9" draw:style-name="a402" draw:master-page-name="Master1-Layout7-blank-Blank" presentation:presentation-page-layout-name="Master1-PPL7" draw:id="Slide-264">
        <draw:frame draw:id="id76" draw:style-name="a403" draw:name="Picture 1" svg:x="0in" svg:y="-0in" svg:width="13.33333in" svg:height="7.48256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10" draw:style-name="a404" draw:master-page-name="Master1-Layout7-blank-Blank" presentation:presentation-page-layout-name="Master1-PPL7" draw:id="Slide-265">
        <draw:frame draw:id="id77" draw:style-name="a405" draw:name="Picture 1" svg:x="0in" svg:y="0in" svg:width="13.33333in" svg:height="7.5in" style:rel-width="scale" style:rel-height="scale">
          <draw:image xlink:href="media/image11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27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9/27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9/27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9/27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9/27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9/27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9/27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9/27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9/27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9/27/2019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9/27/2019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9/27/2019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ohsen Shabanian</meta:initial-creator>
    <dc:creator>Mohsen Shabanian</dc:creator>
    <meta:creation-date>2019-09-27T16:01:46Z</meta:creation-date>
    <dc:date>2019-10-27T17:37:28Z</dc:date>
    <meta:editing-cycles>2</meta:editing-cycles>
    <meta:editing-duration>PT1040S</meta:editing-duration>
    <meta:document-statistic meta:paragraph-count="0" meta:word-count="0"/>
  </office:meta>
</office:document-meta>
</file>